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1CB2B21FC0E2D38DFAB.bmp" manifest:media-type="image/bmp"/>
  <manifest:file-entry manifest:full-path="Pictures/1000000000000352000001DF809704AF4B37D1D9.bmp" manifest:media-type="image/bmp"/>
  <manifest:file-entry manifest:full-path="Pictures/100000000000038E00000230CA5E1FE6D28BE3CA.bmp" manifest:media-type="image/bmp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8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9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0" style:family="presentation" style:parent-style-name="Default-title">
      <style:graphic-properties fo:min-height="7.5cm"/>
      <style:paragraph-properties style:writing-mode="lr-tb"/>
    </style:style>
    <style:style style:name="pr11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fo:margin-left="0cm" fo:margin-right="0cm" fo:text-indent="0cm" style:writing-mode="lr-tb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Wahlzeit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A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verall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Wahlzeit is a servlet-based web application </text:p>
              </text:list-item>
              <text:list-item>
                <text:p>Java objects are saved to a PostgreSQL database</text:p>
              </text:list-item>
              <text:list-item>
                <text:p>The architecture follows a model-view-separation sty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“Physical”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ient (browser)</text:p>
              </text:list-item>
              <text:list-item>
                <text:p>Application (application container)</text:p>
              </text:list-item>
              <text:list-item>
                <text:p>Database (database contain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ser interface (view)</text:p>
              </text:list-item>
              <text:list-item>
                <text:p>Domain model</text:p>
              </text:list-item>
              <text:list-item>
                <text:p>Database access lay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tartup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Wahlzeit (org.wahlzeit.apps)</text:p>
                <text:list>
                  <text:list-item>
                    <text:p>A simple class hooked into the servlet container as listener</text:p>
                    <text:list>
                      <text:list-item>
                        <text:p>Listens to initialized and destroyed events</text:p>
                      </text:list-item>
                      <text:list-item>
                        <text:p>Delegates application startup and shutdown to 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 (org.wahlzeit.main)</text:p>
                <text:list>
                  <text:list-item>
                    <text:p>A class hierarchy that handles system startup and shutdown</text:p>
                    <text:list>
                      <text:list-item>
                        <text:p>AbstractMain has different subclasses for different startup scenarios</text:p>
                      </text:list-item>
                    </text:list>
                  </text:list-item>
                  <text:list-item>
                    <text:p>ServiceMain represents the main web service application</text:p>
                    <text:list>
                      <text:list-item>
                        <text:p>Starts-up all services; shuts them down upon request</text:p>
                      </text:list-item>
                    </text:list>
                  </text:list-item>
                  <text:list-item>
                    <text:p>ScriptMain provides a single faceless startup/shutdown cycle</text:p>
                    <text:list>
                      <text:list-item>
                        <text:p>Used to run scripts, for example, to migrate database 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tartup Class Model</text:p>
          </draw:text-box>
        </draw:frame>
        <draw:frame draw:style-name="gr2" draw:text-style-name="P6" draw:layer="layout" svg:width="18.687cm" svg:height="11.5cm" svg:x="4.656cm" svg:y="2.25cm" presentation:class="graphic">
          <draw:image xlink:href="Pictures/100000000000038E00000230CA5E1FE6D28BE3CA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User Interac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rvlets (org.wahlzeit.servlets)</text:p>
                <text:list>
                  <text:list-item>
                    <text:p>Default servlet handles static resource requests</text:p>
                  </text:list-item>
                  <text:list-item>
                    <text:p>Main Wahlzeit servlet handles all dynamic content requests</text:p>
                    <text:list>
                      <text:list-item>
                        <text:p>Has been configured with handlers per request type</text:p>
                      </text:list-item>
                      <text:list-item>
                        <text:p>Dispatches request to proper handl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Receives request information, performs handler-specific action</text:p>
                      </text:list-item>
                      <text:list-item>
                        <text:p>Knows how to call the domain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Web Page Gener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Handlers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Is configured with a web page (HTML) template</text:p>
                      </text:list-item>
                      <text:list-item>
                        <text:p>Requests templates and builds the web page</text:p>
                      </text:list-item>
                      <text:list-item>
                        <text:p>Utilizes a UserSession for a user’s session st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ebParts and Templates (org.wahlzeit.webparts)</text:p>
                <text:list>
                  <text:list-item>
                    <text:p>A web-part is an object wrapping an HTML component</text:p>
                    <text:list>
                      <text:list-item>
                        <text:p>Is generated from a web-part templ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web-part templates are loaded from the file system</text:p>
                  </text:list-item>
                  <text:list-item>
                    <text:p>The WebPartTemplateService provides those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ccess Righ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ient (org.wahlzeit.model)</text:p>
                <text:list>
                  <text:list-item>
                    <text:p>Each visitor is represented by an object from the Client class hierarchy</text:p>
                    <text:list>
                      <text:list-item>
                        <text:p>Has appropriate AccessRights associated with i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Each handler knows about the current user by way of the UserSession</text:p>
                    <text:list>
                      <text:list-item>
                        <text:p>Each access to a web page or a web-part is is checked against user righ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omain Model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omain abstractions (org.wahlzeit.model)</text:p>
                <text:list>
                  <text:list-item>
                    <text:p>Package contains all domain abstractions</text:p>
                    <text:list>
                      <text:list-item>
                        <text:p>Client hierarchy for visitors, logged-in users, moderators, administrators</text:p>
                      </text:list-item>
                      <text:list-item>
                        <text:p>Photo class hierarchy for photos</text:p>
                      </text:list-item>
                      <text:list-item>
                        <text:p>PhotoCase for cases filed against photos (copyright violation etc)</text:p>
                      </text:list-item>
                      <text:list-item>
                        <text:p>Various value object classes, e.g. language, status, gende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r (org.wahlzeit.model)</text:p>
                <text:list>
                  <text:list-item>
                    <text:p>An ObjectManager manages a particular domain abstraction (hierarchy)</text:p>
                    <text:list>
                      <text:list-item>
                        <text:p>UserManager manages the User class hierarchy objec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object manager also hides the database access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(Part of) Domain Class Model</text:p>
          </draw:text-box>
        </draw:frame>
        <draw:frame draw:style-name="gr2" draw:text-style-name="P6" draw:layer="layout" svg:width="20.408cm" svg:height="11.5cm" svg:x="3.796cm" svg:y="2.25cm" presentation:class="graphic">
          <draw:image xlink:href="Pictures/1000000000000352000001DF809704AF4B37D1D9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bject Persistenc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ersistent (org.wahlzeit.services)</text:p>
                <text:list>
                  <text:list-item>
                    <text:p>Defines interface for reading and writing objects from storage</text:p>
                  </text:list-item>
                  <text:list-item>
                    <text:p>Provides dirty flag to indicate that object needs to be sa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tab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Manager (org.wahlzeit.services)</text:p>
                <text:list>
                  <text:list-item>
                    <text:p>Manages DataObject (implements Persistent) instances</text:p>
                    <text:list>
                      <text:list-item>
                        <text:p>One instance (of subclass) for each type of DataObject (subclas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ncapsulates storage lay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ystem Configur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ysConfig (org.wahlzeit.services)</text:p>
                <text:list>
                  <text:list-item>
                    <text:p>A key/value store with basic system configuration data</text:p>
                    <text:list>
                      <text:list-item>
                        <text:p>Provides key directories and UR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elConfig (org.wahlzeit.model)</text:p>
                <text:list>
                  <text:list-item>
                    <text:p>A key/value store with model configuration information</text:p>
                    <text:list>
                      <text:list-item>
                        <text:p>Loaded from properties file</text:p>
                      </text:list-item>
                      <text:list-item>
                        <text:p>One for each language (currently only ‘en’ and ‘de’)</text:p>
                      </text:list-item>
                      <text:list-item>
                        <text:p>Provides language-specific text message format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figDir (org.wahlzeit.services)</text:p>
                <text:list>
                  <text:list-item>
                    <text:p>Directory abstraction that provides custom extension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ession Managemen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ssion (org.wahlzeit.services)</text:p>
                <text:list>
                  <text:list-item>
                    <text:p>A session object maintains one database connection</text:p>
                  </text:list-item>
                  <text:list-item>
                    <text:p>For each active thread, one session object will be active</text:p>
                  </text:list-item>
                  <text:list-item>
                    <text:p>Session objects get allocated when thread becomes act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Session (org.wahlzeit.services)</text:p>
                <text:list>
                  <text:list-item>
                    <text:p>A session associated with faceless system threa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rSession (org.wahlzeit.services)</text:p>
                <text:list>
                  <text:list-item>
                    <text:p>A session associated with each currently active user</text:p>
                  </text:list-item>
                  <text:list-item>
                    <text:p>Maintains user’s session state, e.g. form inpu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formation Logging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Logging (org.wahlzeit.services)</text:p>
                <text:list>
                  <text:list-item>
                    <text:p>Log classes provides logging functionality</text:p>
                  </text:list-item>
                  <text:list-item>
                    <text:p>Ultimately delegates to log4j</text:p>
                  </text:list-item>
                  <text:list-item>
                    <text:p>Eventually, log4j will replace 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logging (org.wahlzeit.model)</text:p>
                <text:list>
                  <text:list-item>
                    <text:p>Provides user-level logg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ystem logging (org.wahlzeit.services)</text:p>
                <text:list>
                  <text:list-item>
                    <text:p>Provides system-level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mail Sending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EmailService (org.wahlzeit.services.mailing)</text:p>
                <text:list>
                  <text:list-item>
                    <text:p>Provides interface for sending email, various implementations:</text:p>
                    <text:list>
                      <text:list-item>
                        <text:p>SmtpEmailService actually sends email</text:p>
                      </text:list-item>
                      <text:list-item>
                        <text:p>LoggingEmailService wraps email service and logs before sending</text:p>
                      </text:list-item>
                      <text:list-item>
                        <text:p>MockEmailService drops any request; needed for tes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ailServiceManager (org.wahlzeit.services.mailing)</text:p>
                <text:list>
                  <text:list-item>
                    <text:p>Provides global email service instance</text:p>
                  </text:list-item>
                  <text:list-item>
                    <text:p>Can be configured for different execution scenarios (testing vs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ystem Ag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gent (org.wahlzeit.agents)</text:p>
                <text:list>
                  <text:list-item>
                    <text:p>An agent is a thread performing some faceless system functionality</text:p>
                    <text:list>
                      <text:list-item>
                        <text:p>Runs in the background, sleeps most of the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entManager (org.wahlzeit.agents)</text:p>
                <text:list>
                  <text:list-item>
                    <text:p>Manages available agents, wakes them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hoto Praise Notific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aisePhotoFormHandler (org.wahlzeit.handlers)</text:p>
                <text:list>
                  <text:list-item>
                    <text:p>If a photo owner requested praise notification, enqueues praise with ag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ifyAboutPraiseAgent (org.wahlzeit.agents)</text:p>
                <text:list>
                  <text:list-item>
                    <text:p>Agent enqueues praise requests received from handler</text:p>
                    <text:list>
                      <text:list-item>
                        <text:p>Sends out praise information in regular interv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hutdow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howAdminPageHandler (org.wahlzeit.handlers)</text:p>
                <text:list>
                  <text:list-item>
                    <text:p>Administrators can request system shutdown</text:p>
                  </text:list-item>
                  <text:list-item>
                    <text:p>Handler will request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(org.wahlzeit.apps)</text:p>
                <text:list>
                  <text:list-item>
                    <text:p>Listens to servlet container</text:p>
                  </text:list-item>
                  <text:list-item>
                    <text:p>Upon destroyed event, tells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 (org.wahlzeit.main)</text:p>
                <text:list>
                  <text:list-item>
                    <text:p>Saves objects, closes database connections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tending Wahlzei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hoto and PhotoFactory</text:p>
                <text:list>
                  <text:list-item>
                    <text:p>At a minimum, these classes need to be extended for your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application startup</text:p>
                <text:list>
                  <text:list-item>
                    <text:p>In addition, you need to create instances of your photo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(Part of) Extending Wahlzeit Class Model</text:p>
          </draw:text-box>
        </draw:frame>
        <draw:frame draw:style-name="gr2" draw:text-style-name="P6" draw:layer="layout" svg:width="13.779cm" svg:height="11.5cm" svg:x="7.11cm" svg:y="2.25cm" presentation:class="graphic">
          <draw:image xlink:href="Pictures/1000000000000226000001CB2B21FC0E2D38DFAB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ome Known Shortcoming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ser interface handling is simple but incomprehensible :-(</text:p>
              </text:list-item>
              <text:list-item>
                <text:p>A few too many singletons; can and should be simplified</text:p>
              </text:list-item>
              <text:list-item>
                <text:p>For more, see <text:a xlink:href="https://github.com/dirkriehle/wahlzeit/issues" xlink:type="simple">https://github.com/dirkriehle/wahlzeit/issues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DR</text:span></text:p>
          </draw:text-box>
        </draw:frame>
        <draw:frame presentation:style-name="pr8" draw:text-style-name="P10" draw:layer="layout" svg:width="27cm" svg:height="7cm" svg:x="0.5cm" svg:y="8cm">
          <draw:text-box>
            <text:p text:style-name="P9"><text:span text:style-name="T6"><text:a xlink:href="mailto:dirk.riehle@fau.de" xlink:type="simple">dirk.riehle@fau.de</text:a></text:span><text:span text:style-name="T6"><text:s/>– </text:span><text:span text:style-name="T6"><text:a xlink:href="https://oss.cs.fau.de/" xlink:type="simple">https://oss.cs.fau.de</text:a></text:span></text:p>
            <text:p text:style-name="P9"><text:span text:style-name="T7"><text:a xlink:href="mailto:dirk@riehle.org" xlink:type="simple">dirk@riehle.org</text:a></text:span><text:span text:style-name="T7"><text:s/>– </text:span><text:span text:style-name="T7"><text:a xlink:href="https://dirkriehle.com/" xlink:type="simple">https://dirkriehle.com</text:a></text:span><text:span text:style-name="T7"><text:s/>– </text:span><text:span text:style-name="T7"><text:a xlink:href="http://twitter.com/dirkriehle" xlink:type="simple">@dirkriehle</text:a>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9" draw:text-style-name="P11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7T17:11:40.681671321</meta:creation-date>
    <meta:editing-duration>PT25M4S</meta:editing-duration>
    <meta:editing-cycles>12</meta:editing-cycles>
    <meta:generator>LibreOffice/7.2.0.4$Linux_X86_64 LibreOffice_project/fa0a9af5681a0acc7909a705f92c1ada8a658552</meta:generator>
    <dc:date>2021-09-07T22:24:17.230308322</dc:date>
    <dc:creator>Dirk Riehle</dc:creator>
    <meta:document-statistic meta:object-count="158"/>
  </office:meta>
</office:document-meta>
</file>